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ffffff"/>
    </style:style>
    <style:style style:name="ce4" style:family="table-cell" style:parent-style-name="Default">
      <style:table-cell-properties fo:border="0.06pt solid #ffffff"/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ce3"/>
        <table:table-column table:style-name="co1" table:number-columns-repeated="3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SPi PLAN SUMMARY: FORM SUMP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 table:number-columns-spanned="4" table:number-rows-spanned="1">
            <text:p>Name:</text:p>
          </table:table-cell>
          <table:covered-table-cell table:number-columns-repeated="3" table:style-name="Default"/>
          <table:table-cell table:style-name="Default" office:value-type="string" calcext:value-type="string" table:number-columns-spanned="4" table:number-rows-spanned="1">
            <text:p>Date: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Default" office:value-type="string" calcext:value-type="string" table:number-columns-spanned="4" table:number-rows-spanned="1">
            <text:p>Team:</text:p>
          </table:table-cell>
          <table:covered-table-cell table:number-columns-repeated="3" table:style-name="Default"/>
          <table:table-cell table:style-name="Default" office:value-type="string" calcext:value-type="string" table:number-columns-spanned="4" table:number-rows-spanned="1">
            <text:p>Instructor: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Default" office:value-type="string" calcext:value-type="string" table:number-columns-spanned="4" table:number-rows-spanned="1">
            <text:p>Part/Level:</text:p>
          </table:table-cell>
          <table:covered-table-cell table:number-columns-repeated="3" table:style-name="Default"/>
          <table:table-cell table:style-name="Default" office:value-type="string" calcext:value-type="string" table:number-columns-spanned="4" table:number-rows-spanned="1">
            <text:p>Cycle: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 office:value-type="string" calcext:value-type="string">
            <text:p>Product Size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Plan</text:p>
          </table:table-cell>
          <table:table-cell table:style-name="ce2" office:value-type="string" calcext:value-type="string">
            <text:p>Act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ments pages (SRS)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Other text pages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High-level design pages (SDS)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Detailed design lines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Base LOC (B) (measured)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Deleted LOC (D)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(Estimated)</text:p>
          </table:table-cell>
          <table:table-cell table:style-name="ce3" office:value-type="string" calcext:value-type="string">
            <text:p>(Coun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 LOC (M)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(Estimated)</text:p>
          </table:table-cell>
          <table:table-cell table:style-name="ce3" office:value-type="string" calcext:value-type="string">
            <text:p>(Coun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ed LOC (A)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(N-M)</text:p>
          </table:table-cell>
          <table:table-cell table:style-name="ce3" office:value-type="string" calcext:value-type="string">
            <text:p>(T-B+D-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sed LOC ®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(Estimated)</text:p>
          </table:table-cell>
          <table:table-cell table:style-name="ce3" office:value-type="string" calcext:value-type="string">
            <text:p>(Coun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New and Changed LOC (N)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(Estimated)</text:p>
          </table:table-cell>
          <table:table-cell table:style-name="ce3" office:value-type="string" calcext:value-type="string">
            <text:p>(A+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LOC (T)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(N+B-M-D+R)</text:p>
          </table:table-cell>
          <table:table-cell table:style-name="ce3" office:value-type="string" calcext:value-type="string">
            <text:p>(Measur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New Reuse LOC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Estimated Object LOC (E)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Upper Prediction Interval (70%)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ower Prediction Interval (70%)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Time in Phase (hours)</text:p>
          </table:table-cell>
          <table:table-cell table:number-columns-repeated="2"/>
          <table:table-cell table:style-name="ce2" office:value-type="string" calcext:value-type="string">
            <text:p>Plan</text:p>
          </table:table-cell>
          <table:table-cell table:style-name="ce2" office:value-type="string" calcext:value-type="string">
            <text:p>Actual</text:p>
          </table:table-cell>
          <table:table-cell table:style-name="ce2" office:value-type="string" calcext:value-type="string">
            <text:p>Actual %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Management and miscellaneou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Launch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Strategy and planning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Requirements <text:s/>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System test pla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Requirements inspec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High-level design <text:s/>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Integration test pla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High-level design inspec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Implementation planning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Detailed design <text:s/>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Detailed design review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Test developmen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Detailed design inspec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Code review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Compil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Code inspec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Unit tes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Build and integra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System test <text:s/>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Documenta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Postmortem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Total <text:s/>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Total Time UPI (70%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Time LPI (70%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efects injected</text:p>
          </table:table-cell>
          <table:table-cell table:number-columns-repeated="2"/>
          <table:table-cell table:style-name="ce2" office:value-type="string" calcext:value-type="string">
            <text:p>Plan</text:p>
          </table:table-cell>
          <table:table-cell table:style-name="ce2" office:value-type="string" calcext:value-type="string">
            <text:p>Actual</text:p>
          </table:table-cell>
          <table:table-cell table:style-name="ce2" office:value-type="string" calcext:value-type="string">
            <text:p>Actual%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trategy and planning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Requirements <text:s/>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System test pla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Requirements inspec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High-level design <text:s/>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Integration test pla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High-level design inspec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Implementation planning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Detailed design <text:s/>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Detailed design review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Test developmen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Detailed design inspec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Code review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Compil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Code inspec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Unit tes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Build and integra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System test <text:s/>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Total Development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efects removed</text:p>
          </table:table-cell>
          <table:table-cell table:number-columns-repeated="2"/>
          <table:table-cell table:style-name="ce2" office:value-type="string" calcext:value-type="string">
            <text:p>Plan</text:p>
          </table:table-cell>
          <table:table-cell table:style-name="ce2" office:value-type="string" calcext:value-type="string">
            <text:p>Actual</text:p>
          </table:table-cell>
          <table:table-cell table:style-name="ce2" office:value-type="string" calcext:value-type="string">
            <text:p>Actual%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trategy and planning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Requirements <text:s/>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System test pla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Requirements inspec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High-level design <text:s/>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Integration test pla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High-level design inspec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Implementation planning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Detailed design <text:s/>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Detailed design review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Test developmen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Detailed design inspec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Code review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Compil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Code inspec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Unit tes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Build and integra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System test <text:s/>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Total Developmen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06:16:18.128525879</meta:creation-date>
    <dc:date>2015-02-17T06:51:20.590856139</dc:date>
    <meta:editing-duration>PT19M2S</meta:editing-duration>
    <meta:editing-cycles>3</meta:editing-cycles>
    <meta:generator>LibreOffice/4.2.7.2$Linux_x86 LibreOffice_project/420m0$Build-2</meta:generator>
    <meta:document-statistic meta:table-count="1" meta:cell-count="115" meta:object-count="0"/>
  </office:meta>
</office:document-meta>
</file>